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styles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Text_20_body" style:list-style-name="L1">
      <style:paragraph-properties fo:margin-top="0in" fo:margin-bottom="0in"/>
    </style:style>
    <style:style style:name="P27" style:family="paragraph" style:parent-style-name="Text_20_body" style:list-style-name="L2">
      <style:paragraph-properties fo:margin-top="0in" fo:margin-bottom="0in"/>
    </style:style>
    <style:style style:name="P28" style:family="paragraph" style:parent-style-name="Text_20_body" style:list-style-name="L3">
      <style:paragraph-properties fo:margin-top="0in" fo:margin-bottom="0in"/>
    </style:style>
    <style:style style:name="P29" style:family="paragraph" style:parent-style-name="Text_20_body" style:list-style-name="L4">
      <style:paragraph-properties fo:margin-top="0in" fo:margin-bottom="0in"/>
    </style:style>
    <style:style style:name="P30" style:family="paragraph" style:parent-style-name="Text_20_body" style:list-style-name="L5">
      <style:paragraph-properties fo:margin-top="0in" fo:margin-bottom="0in"/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Text_20_body" style:list-style-name="L7">
      <style:paragraph-properties fo:margin-top="0in" fo:margin-bottom="0in"/>
    </style:style>
    <style:style style:name="P33" style:family="paragraph" style:parent-style-name="Text_20_body" style:list-style-name="L8">
      <style:paragraph-properties fo:margin-top="0in" fo:margin-bottom="0in"/>
    </style:style>
    <style:style style:name="P34" style:family="paragraph" style:parent-style-name="Text_20_body" style:list-style-name="L9">
      <style:paragraph-properties fo:margin-top="0in" fo:margin-bottom="0in"/>
    </style:style>
    <style:style style:name="P35" style:family="paragraph" style:parent-style-name="Text_20_body" style:list-style-name="L10">
      <style:paragraph-properties fo:margin-top="0in" fo:margin-bottom="0in"/>
    </style:style>
    <style:style style:name="P36" style:family="paragraph" style:parent-style-name="Text_20_body" style:list-style-name="L11">
      <style:paragraph-properties fo:margin-top="0in" fo:margin-bottom="0in"/>
    </style:style>
    <style:style style:name="P37" style:family="paragraph" style:parent-style-name="Text_20_body" style:list-style-name="L12">
      <style:paragraph-properties fo:margin-top="0in" fo:margin-bottom="0in"/>
    </style:style>
    <style:style style:name="P38" style:family="paragraph" style:parent-style-name="Text_20_body" style:list-style-name="L13">
      <style:paragraph-properties fo:margin-top="0in" fo:margin-bottom="0in"/>
    </style:style>
    <style:style style:name="P39" style:family="paragraph" style:parent-style-name="Text_20_body" style:list-style-name="L14">
      <style:paragraph-properties fo:margin-top="0in" fo:margin-bottom="0in"/>
    </style:style>
    <style:style style:name="P40" style:family="paragraph" style:parent-style-name="Text_20_body" style:list-style-name="L15">
      <style:paragraph-properties fo:margin-top="0in" fo:margin-bottom="0in"/>
    </style:style>
    <style:style style:name="P41" style:family="paragraph" style:parent-style-name="Text_20_body" style:list-style-name="L16">
      <style:paragraph-properties fo:margin-top="0in" fo:margin-bottom="0in"/>
    </style:style>
    <style:style style:name="P42" style:family="paragraph" style:parent-style-name="Text_20_body" style:list-style-name="L17">
      <style:paragraph-properties fo:margin-top="0in" fo:margin-bottom="0in"/>
    </style:style>
    <style:style style:name="P43" style:family="paragraph" style:parent-style-name="Text_20_body" style:list-style-name="L18">
      <style:paragraph-properties fo:margin-top="0in" fo:margin-bottom="0in"/>
    </style:style>
    <style:style style:name="P44" style:family="paragraph" style:parent-style-name="Text_20_body" style:list-style-name="L19">
      <style:paragraph-properties fo:margin-top="0in" fo:margin-bottom="0in"/>
    </style:style>
    <style:style style:name="P45" style:family="paragraph" style:parent-style-name="Text_20_body" style:list-style-name="L2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</office:automatic-styles>
  <office:body>
    <office:text>
      <text:p text:style-name="Title">bloque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dministración-de-bases-de-datos.-sistemas-de-almacenamiento-y-su-virtualización.-políticas-sistemas-y-procedimientos-de-backup-y-su-recuperación.-backup-de-sistemas-físicos-y-virtuales.-virtualización-de-sistemas-y-virtualización-de-puestos-de-usuario."/>2. Administración de bases de datos. Sistemas de almacenamiento y su virtualización. Políticas, sistemas y procedimientos de backup y su recuperación. Backup de sistemas físicos y virtuales. Virtualización de sistemas y virtualización de puestos de usuario.<text:bookmark-end text:name="administración-de-bases-de-datos.-sistemas-de-almacenamiento-y-su-virtualización.-políticas-sistemas-y-procedimientos-de-backup-y-su-recuperación.-backup-de-sistemas-físicos-y-virtuales.-virtualización-de-sistemas-y-virtualización-de-puestos-de-usuario."/></text:h>
      <text:h text:style-name="Heading_20_2" text:outline-level="2"><text:bookmark-start text:name="administración-de-bases-de-datos."/>Administración de bases de datos.<text:bookmark-end text:name="administración-de-bases-de-datos."/></text:h>
      <text:h text:style-name="Heading_20_2" text:outline-level="2"><text:bookmark-start text:name="sistemas-de-almacenamiento-y-su-virtualización."/>Sistemas de almacenamiento y su virtualización.<text:bookmark-end text:name="sistemas-de-almacenamiento-y-su-virtualización."/></text:h>
      <text:h text:style-name="Heading_20_2" text:outline-level="2"><text:bookmark-start text:name="políticas-sistemas-y-procedimientos-de-backup-y-su-recuperación."/>Políticas, sistemas y procedimientos de backup y su recuperación.<text:bookmark-end text:name="políticas-sistemas-y-procedimientos-de-backup-y-su-recuperación."/></text:h>
      <text:h text:style-name="Heading_20_2" text:outline-level="2"><text:bookmark-start text:name="backup-de-sistemas-físicos-y-virtuales."/>Backup de sistemas físicos y virtuales.<text:bookmark-end text:name="backup-de-sistemas-físicos-y-virtuales."/></text:h>
      <text:h text:style-name="Heading_20_2" text:outline-level="2"><text:bookmark-start text:name="virtualización-de-sistemas-y-virtualización-de-puestos-de-usuario."/>Virtualización de sistemas y virtualización de puestos de usuario.<text:bookmark-end text:name="virtualización-de-sistemas-y-virtualización-de-puestos-de-usuario."/></text:h>
      <text:h text:style-name="Heading_20_1" text:outline-level="1"><text:bookmark-start text:name="administración-de-servidores-de-correo-electrónico-sus-protocolos.-administración-de-contenedores-y-microservicios."/>3. Administración de servidores de correo electrónico sus protocolos. Administración de contenedores y microservicios.<text:bookmark-end text:name="administración-de-servidores-de-correo-electrónico-sus-protocolos.-administración-de-contenedores-y-microservicios."/></text:h>
      <text:h text:style-name="Heading_20_2" text:outline-level="2"><text:bookmark-start text:name="administración-de-servidores-de-correo-electrónico-sus-protocolos."/>Administración de servidores de correo electrónico sus protocolos.<text:bookmark-end text:name="administración-de-servidores-de-correo-electrónico-sus-protocolos."/></text:h>
      <text:h text:style-name="Heading_20_3" text:outline-level="3"><text:bookmark-start text:name="puerto-de-correo"/>Puerto de correo<text:bookmark-end text:name="puerto-de-correo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<text:span text:style-name="T1">Puerto</text:span></text:p>
            </table:table-cell>
            <table:table-cell table:style-name="TableHeaderRowCell" office:value-type="string">
              <text:p text:style-name="Table_20_Heading"><text:span text:style-name="T1">Protocolo</text:span></text:p>
            </table:table-cell>
            <table:table-cell table:style-name="TableHeaderRowCell" office:value-type="string">
              <text:p text:style-name="Table_20_Heading"><text:span text:style-name="T1">Función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25</text:p>
          </table:table-cell>
          <table:table-cell table:style-name="TableRowCell" office:value-type="string">
            <text:p text:style-name="Table_20_Contents">SMTP</text:p>
          </table:table-cell>
          <table:table-cell table:style-name="TableRowCell" office:value-type="string">
            <text:p text:style-name="Table_20_Contents">Envío de correo.</text:p>
          </table:table-cell>
        </table:table-row>
        <table:table-row>
          <table:table-cell table:style-name="TableRowCell" office:value-type="string">
            <text:p text:style-name="Table_20_Contents">110</text:p>
          </table:table-cell>
          <table:table-cell table:style-name="TableRowCell" office:value-type="string">
            <text:p text:style-name="Table_20_Contents">POP3</text:p>
          </table:table-cell>
          <table:table-cell table:style-name="TableRowCell" office:value-type="string">
            <text:p text:style-name="Table_20_Contents">Descarga de correo.</text:p>
          </table:table-cell>
        </table:table-row>
        <table:table-row>
          <table:table-cell table:style-name="TableRowCell" office:value-type="string">
            <text:p text:style-name="Table_20_Contents">143</text:p>
          </table:table-cell>
          <table:table-cell table:style-name="TableRowCell" office:value-type="string">
            <text:p text:style-name="Table_20_Contents">IMAP</text:p>
          </table:table-cell>
          <table:table-cell table:style-name="TableRowCell" office:value-type="string">
            <text:p text:style-name="Table_20_Contents">Gestión de correo en servidor.</text:p>
          </table:table-cell>
        </table:table-row>
        <table:table-row>
          <table:table-cell table:style-name="TableRowCell" office:value-type="string">
            <text:p text:style-name="Table_20_Contents">465/587</text:p>
          </table:table-cell>
          <table:table-cell table:style-name="TableRowCell" office:value-type="string">
            <text:p text:style-name="Table_20_Contents">SMTPS</text:p>
          </table:table-cell>
          <table:table-cell table:style-name="TableRowCell" office:value-type="string">
            <text:p text:style-name="Table_20_Contents">Envío de correo cifrado.</text:p>
          </table:table-cell>
        </table:table-row>
      </table:table>
      <text:h text:style-name="Heading_20_3" text:outline-level="3"><text:bookmark-start text:name="introducción"/>1. Introducción<text:bookmark-end text:name="introducción"/></text:h>
      <text:p text:style-name="First_20_paragraph">El correo electrónico es un servicio fundamental en redes corporativas. Su administración implica gestionar el envío, recepción, almacenamiento y seguridad de los mensajes mediante servidores especializados y protocolos estandarizados.</text:p>
      <text:h text:style-name="Heading_20_3" text:outline-level="3"><text:bookmark-start text:name="componentes-de-un-sistema-de-correo"/>2. Componentes de un sistema de correo<text:bookmark-end text:name="componentes-de-un-sistema-de-correo"/></text:h>
      <text:h text:style-name="Heading_20_4" text:outline-level="4"><text:bookmark-start text:name="mua-mail-user-agent"/>MUA – Mail User Agent<text:bookmark-end text:name="mua-mail-user-agent"/></text:h>
      <text:p text:style-name="First_20_paragraph">Cliente de correo utilizado por el usuario (Outlook, Thunderbird, Webmail).</text:p>
      <text:h text:style-name="Heading_20_4" text:outline-level="4"><text:bookmark-start text:name="mta-mail-transfer-agent"/>MTA – Mail Transfer Agent<text:bookmark-end text:name="mta-mail-transfer-agent"/></text:h>
      <text:p text:style-name="First_20_paragraph">Servidor encargado de enviar y recibir correos entre dominios. Ejemplos: Postfix, Exim, Sendmail, Microsoft Exchange.</text:p>
      <text:h text:style-name="Heading_20_4" text:outline-level="4"><text:bookmark-start text:name="mda-mail-delivery-agent"/>MDA – Mail Delivery Agent<text:bookmark-end text:name="mda-mail-delivery-agent"/></text:h>
      <text:p text:style-name="First_20_paragraph">Entrega el correo en el buzón del usuario. Ejemplos: Dovecot, Procmail.</text:p>
      <text:h text:style-name="Heading_20_4" text:outline-level="4"><text:bookmark-start text:name="buzones-de-correo"/>Buzones de correo<text:bookmark-end text:name="buzones-de-correo"/></text:h>
      <text:p text:style-name="First_20_paragraph">Formatos habituales: - Maildir - mbox</text:p>
      <text:h text:style-name="Heading_20_3" text:outline-level="3"><text:bookmark-start text:name="protocolos-principales"/>3. Protocolos principales<text:bookmark-end text:name="protocolos-principales"/></text:h>
      <text:h text:style-name="Heading_20_4" text:outline-level="4"><text:bookmark-start text:name="smtp-simple-mail-transfer-protocol"/>SMTP – Simple Mail Transfer Protocol<text:bookmark-end text:name="smtp-simple-mail-transfer-protocol"/></text:h>
      <text:p text:style-name="First_20_paragraph">Protocolo estándar para envío de correo entre servidores y desde clientes. - Puertos: 25, 465, 587 - Extensiones: ESMTP, SMTP AUTH, STARTTLS</text:p>
      <text:h text:style-name="Heading_20_4" text:outline-level="4"><text:bookmark-start text:name="pop3-post-office-protocol-v3"/>POP3 – Post Office Protocol v3<text:bookmark-end text:name="pop3-post-office-protocol-v3"/></text:h>
      <text:p text:style-name="First_20_paragraph">Protocolo para descargar el correo al cliente. - Puertos: 110, 995 (POP3S) - Elimina el correo del servidor (según configuración).</text:p>
      <text:h text:style-name="Heading_20_4" text:outline-level="4"><text:bookmark-start text:name="imap-internet-message-access-protocol"/>IMAP – Internet Message Access Protocol<text:bookmark-end text:name="imap-internet-message-access-protocol"/></text:h>
      <text:p text:style-name="First_20_paragraph">Protocolo para sincronizar correo entre varios dispositivos.</text:p>
      <text:p text:style-name="P1">Puertos: 143, 993 (IMAPS)</text:p>
      <text:p text:style-name="P2"/>
      <text:p text:style-name="P3">Mantiene los mensajes en el servidor.</text:p>
      <text:p text:style-name="First_20_paragraph">🟦 4. Seguridad en el correo electrónico 🔐 TLS / STARTTLS</text:p>
      <text:p text:style-name="Text_20_body">Cifrado de las comunicaciones entre cliente y servidor. 🔐 SPF – Sender Policy Framework</text:p>
      <text:p text:style-name="Text_20_body">Define qué servidores están autorizados a enviar correo en nombre del dominio. 🔐 DKIM – DomainKeys Identified Mail</text:p>
      <text:p text:style-name="Text_20_body">Firma criptográfica que garantiza la integridad del mensaje. 🔐 DMARC – Domain-based Message Authentication, Reporting and Conformance</text:p>
      <text:p text:style-name="Text_20_body">Política que indica qué hacer si falla SPF o DKIM (none, quarantine, reject). 🟦 5. Tareas habituales de administración ✔️ Gestión de usuarios y buzones</text:p>
      <text:p text:style-name="Text_20_body">Creación de cuentas, alias, listas de distribución y cuotas. ✔️ Configuración del MTA</text:p>
      <text:p text:style-name="Text_20_body">Dominios, rutas, límites de tamaño, autenticación y cifrado. ✔️ Filtrado y antispam</text:p>
      <text:p text:style-name="Text_20_body">Uso de herramientas como:</text:p>
      <text:p text:style-name="P4">SpamAssassin</text:p>
      <text:p text:style-name="P5"/>
      <text:p text:style-name="P6">Rspamd</text:p>
      <text:p text:style-name="P7"/>
      <text:p text:style-name="P8">ClamAV</text:p>
      <text:p text:style-name="P9"/>
      <text:p text:style-name="P10">Listas negras (RBL)</text:p>
      <text:p text:style-name="P11"/>
      <text:p text:style-name="P12">Greylisting</text:p>
      <text:p text:style-name="First_20_paragraph">✔️ Monitorización y logs</text:p>
      <text:p text:style-name="Text_20_body">Revisión de:</text:p>
      <text:p text:style-name="P13">/var/log/mail.log</text:p>
      <text:p text:style-name="P14"/>
      <text:p text:style-name="P15">/var/log/maillog</text:p>
      <text:p text:style-name="First_20_paragraph">✔️ Gestión de certificados</text:p>
      <text:p text:style-name="Text_20_body">Renovación automática con Let’s Encrypt. 🟦 6. Flujo básico de un correo electrónico</text:p>
      <text:p text:style-name="P16">El usuario redacta el mensaje en el MUA.</text:p>
      <text:p text:style-name="P17"/>
      <text:p text:style-name="P18">El cliente lo envía al servidor mediante SMTP (587).</text:p>
      <text:p text:style-name="P19"/>
      <text:p text:style-name="P20">El MTA del remitente consulta DNS (MX) y entrega el mensaje al MTA del destinatario.</text:p>
      <text:p text:style-name="P21"/>
      <text:p text:style-name="P22">El MDA deposita el mensaje en el buzón del usuario.</text:p>
      <text:p text:style-name="P23"/>
      <text:p text:style-name="P24">El usuario accede al correo mediante IMAP o POP3.</text:p>
      <text:p text:style-name="First_20_paragraph">🟦 7. Conclusión</text:p>
      <text:p text:style-name="Text_20_body">La administración de servidores de correo requiere conocer la arquitectura del sistema, dominar los protocolos SMTP, IMAP y POP3, y aplicar medidas de seguridad como SPF, DKIM y DMARC. Un administrador debe gestionar usuarios, buzones, filtrado antispam y monitorización para garantizar un servicio fiable y seguro.</text:p>
      <text:h text:style-name="Heading_20_2" text:outline-level="2"><text:bookmark-start text:name="administración-de-contenedores-y-microservicios."/>Administración de contenedores y microservicios.<text:bookmark-end text:name="administración-de-contenedores-y-microservicios."/></text:h>
      <text:h text:style-name="Heading_20_1" text:outline-level="1"><text:bookmark-start text:name="administración-de-redes-de-área-local.-gestión-de-usuarios.-gestión-de-dispositivos.-monitorización-y-control-de-tráfico."/>4. Administración de redes de área local. Gestión de usuarios. Gestión de dispositivos. Monitorización y control de tráfico.<text:bookmark-end text:name="administración-de-redes-de-área-local.-gestión-de-usuarios.-gestión-de-dispositivos.-monitorización-y-control-de-tráfico."/></text:h>
      <text:h text:style-name="Heading_20_2" text:outline-level="2"><text:bookmark-start text:name="administración-de-redes-de-área-local."/>Administración de redes de área local.<text:bookmark-end text:name="administración-de-redes-de-área-local."/></text:h>
      <text:h text:style-name="Heading_20_2" text:outline-level="2"><text:bookmark-start text:name="gestión-de-usuarios."/>Gestión de usuarios.<text:bookmark-end text:name="gestión-de-usuarios."/></text:h>
      <text:h text:style-name="Heading_20_2" text:outline-level="2"><text:bookmark-start text:name="gestión-de-dispositivos."/>Gestión de dispositivos.<text:bookmark-end text:name="gestión-de-dispositivos."/></text:h>
      <text:h text:style-name="Heading_20_2" text:outline-level="2"><text:bookmark-start text:name="monitorización-y-control-de-tráfico."/>Monitorización y control de tráfico.<text:bookmark-end text:name="monitorización-y-control-de-tráfico.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Puerto</text:p>
            </table:table-cell>
            <table:table-cell table:style-name="TableHeaderRowCell" office:value-type="string">
              <text:p text:style-name="Table_20_Heading">Protocolo</text:p>
            </table:table-cell>
            <table:table-cell table:style-name="TableHeaderRowCell" office:value-type="string">
              <text:p text:style-name="Table_20_Heading">Función</text:p>
            </table:table-cell>
          </table:table-row>
        </table:table-header-rows>
        <table:table-row>
          <table:table-cell table:style-name="TableRowCell" office:value-type="string">
            <text:p text:style-name="Table_20_Contents">161/162</text:p>
          </table:table-cell>
          <table:table-cell table:style-name="TableRowCell" office:value-type="string">
            <text:p text:style-name="Table_20_Contents">SNMP</text:p>
          </table:table-cell>
          <table:table-cell table:style-name="TableRowCell" office:value-type="string">
            <text:p text:style-name="Table_20_Contents">Monitorización de dispositivos de red.</text:p>
          </table:table-cell>
        </table:table-row>
      </table:table>
      <text:h text:style-name="Heading_20_1" text:outline-level="1"><text:bookmark-start text:name="el-modelo-tcpip-y-el-modelo-de-referencia-de-interconexión-de-sistemas-abiertos-osi-de-iso.-protocolos-tcpip"/>El modelo TCP/IP y el modelo de referencia de interconexión de sistemas abiertos (OSI) de ISO. Protocolos TCP/IP<text:bookmark-end text:name="el-modelo-tcpip-y-el-modelo-de-referencia-de-interconexión-de-sistemas-abiertos-osi-de-iso.-protocolos-tcpip"/></text:h>
      <text:h text:style-name="Heading_20_2" text:outline-level="2"><text:bookmark-start text:name="el-modelo-tcpip-y-el-modelo-de-referencia-osi-iso"/>1. El modelo TCP/IP y el modelo de referencia OSI (ISO)<text:bookmark-end text:name="el-modelo-tcpip-y-el-modelo-de-referencia-osi-iso"/></text:h>
      <text:p text:style-name="First_20_paragraph">El <text:span text:style-name="T1">modelo OSI</text:span> (<text:span text:style-name="T2">Open Systems Interconnection</text:span>), desarrollado por la <text:span text:style-name="T1">ISO</text:span>, es un <text:span text:style-name="T1">modelo teórico de referencia</text:span> que describe cómo se comunican los sistemas en red mediante una arquitectura en <text:span text:style-name="T1">7 capas</text:span>.</text:p>
      <text:p text:style-name="P25">No define protocolos concretos, sino funciones.</text:p>
      <text:h text:style-name="Heading_20_3" text:outline-level="3"><text:bookmark-start text:name="capas-del-modelo-osi"/>Capas del modelo OSI<text:bookmark-end text:name="capas-del-modelo-osi"/></text:h>
      <text:list text:style-name="L1">
        <text:list-item>
          <text:p text:style-name="P26"><text:span text:style-name="T1">Capa Física</text:span></text:p>
          <text:list text:style-name="L2">
            <text:list-item>
              <text:p text:style-name="P27">Transmisión de bits por el medio físico</text:p>
            </text:list-item>
            <text:list-item>
              <text:p text:style-name="P27">Señales, voltajes, cables, conectores</text:p>
            </text:list-item>
            <text:list-item>
              <text:p text:style-name="P27">Ejemplos: cable Ethernet, fibra óptica</text:p>
            </text:list-item>
          </text:list>
        </text:list-item>
        <text:list-item>
          <text:p text:style-name="P26"><text:span text:style-name="T1">Capa de Enlace de datos</text:span></text:p>
          <text:list text:style-name="L3">
            <text:list-item>
              <text:p text:style-name="P28">Comunicación entre nodos de la misma red</text:p>
            </text:list-item>
            <text:list-item>
              <text:p text:style-name="P28">Direcciones MAC</text:p>
            </text:list-item>
            <text:list-item>
              <text:p text:style-name="P28">Control de errores</text:p>
            </text:list-item>
            <text:list-item>
              <text:p text:style-name="P28">Ejemplos: Ethernet, Wi-Fi</text:p>
            </text:list-item>
          </text:list>
        </text:list-item>
        <text:list-item>
          <text:p text:style-name="P26"><text:span text:style-name="T1">Capa de Red</text:span></text:p>
          <text:list text:style-name="L4">
            <text:list-item>
              <text:p text:style-name="P29">Direccionamiento lógico y enrutamiento</text:p>
            </text:list-item>
            <text:list-item>
              <text:p text:style-name="P29">Determina el camino de los paquetes</text:p>
            </text:list-item>
            <text:list-item>
              <text:p text:style-name="P29">Protocolo principal: IP</text:p>
            </text:list-item>
          </text:list>
        </text:list-item>
        <text:list-item>
          <text:p text:style-name="P26"><text:span text:style-name="T1">Capa de Transporte</text:span></text:p>
          <text:list text:style-name="L5">
            <text:list-item>
              <text:p text:style-name="P30">Comunicación extremo a extremo</text:p>
            </text:list-item>
            <text:list-item>
              <text:p text:style-name="P30">Control de flujo y errores</text:p>
            </text:list-item>
            <text:list-item>
              <text:p text:style-name="P30">Protocolos: TCP y UDP</text:p>
            </text:list-item>
          </text:list>
        </text:list-item>
        <text:list-item>
          <text:p text:style-name="P26"><text:span text:style-name="T1">Capa de Sesión</text:span></text:p>
          <text:list text:style-name="L6">
            <text:list-item>
              <text:p text:style-name="P31">Establece, mantiene y finaliza sesiones</text:p>
            </text:list-item>
            <text:list-item>
              <text:p text:style-name="P31">Control del diálogo entre aplicaciones</text:p>
            </text:list-item>
          </text:list>
        </text:list-item>
        <text:list-item>
          <text:p text:style-name="P26"><text:span text:style-name="T1">Capa de Presentación</text:span></text:p>
          <text:list text:style-name="L7">
            <text:list-item>
              <text:p text:style-name="P32">Formato de los datos</text:p>
            </text:list-item>
            <text:list-item>
              <text:p text:style-name="P32">Compresión y cifrado</text:p>
            </text:list-item>
            <text:list-item>
              <text:p text:style-name="P32">Ejemplo conceptual: SSL/TLS</text:p>
            </text:list-item>
          </text:list>
        </text:list-item>
        <text:list-item>
          <text:p text:style-name="P26"><text:span text:style-name="T1">Capa de Aplicación</text:span></text:p>
          <text:list text:style-name="L8">
            <text:list-item>
              <text:p text:style-name="P33">Interfaz con el usuario</text:p>
            </text:list-item>
            <text:list-item>
              <text:p text:style-name="P33">Servicios de red</text:p>
            </text:list-item>
            <text:list-item>
              <text:p text:style-name="P33">Ejemplos: HTTP, FTP, SMTP, DNS</text:p>
            </text:list-item>
          </text:list>
        </text:list-item>
      </text:list>
      <text:p text:style-name="Horizontal_20_Line"/>
      <text:h text:style-name="Heading_20_2" text:outline-level="2"><text:bookmark-start text:name="modelo-tcpip"/>2. Modelo TCP/IP<text:bookmark-end text:name="modelo-tcpip"/></text:h>
      <text:p text:style-name="First_20_paragraph">El <text:span text:style-name="T1">modelo TCP/IP</text:span> es un <text:span text:style-name="T1">modelo práctico</text:span>, base de <text:span text:style-name="T1">Internet</text:span>, desarrollado por <text:span text:style-name="T1">DARPA</text:span>.<text:line-break/>Define tanto la arquitectura como los <text:span text:style-name="T1">protocolos reales</text:span> de comunicación.</text:p>
      <text:h text:style-name="Heading_20_3" text:outline-level="3"><text:bookmark-start text:name="capas-del-modelo-tcpip"/>Capas del modelo TCP/IP<text:bookmark-end text:name="capas-del-modelo-tcpip"/></text:h>
      <text:list text:style-name="L9">
        <text:list-item>
          <text:p text:style-name="P34"><text:span text:style-name="T1">Acceso a red</text:span></text:p>
          <text:list text:style-name="L10">
            <text:list-item>
              <text:p text:style-name="P35">Equivale a las capas Física y Enlace del modelo OSI</text:p>
            </text:list-item>
            <text:list-item>
              <text:p text:style-name="P35">Ejemplos: Ethernet, Wi-Fi</text:p>
            </text:list-item>
          </text:list>
        </text:list-item>
        <text:list-item>
          <text:p text:style-name="P34"><text:span text:style-name="T1">Internet</text:span></text:p>
          <text:list text:style-name="L11">
            <text:list-item>
              <text:p text:style-name="P36">Direccionamiento y enrutamiento</text:p>
            </text:list-item>
            <text:list-item>
              <text:p text:style-name="P36">Protocolos: IP, ICMP, ARP</text:p>
            </text:list-item>
          </text:list>
        </text:list-item>
        <text:list-item>
          <text:p text:style-name="P34"><text:span text:style-name="T1">Transporte</text:span></text:p>
          <text:list text:style-name="L12">
            <text:list-item>
              <text:p text:style-name="P37">Comunicación extremo a extremo</text:p>
            </text:list-item>
            <text:list-item>
              <text:p text:style-name="P37">Protocolos: TCP y UDP</text:p>
            </text:list-item>
          </text:list>
        </text:list-item>
        <text:list-item>
          <text:p text:style-name="P34"><text:span text:style-name="T1">Aplicación</text:span></text:p>
          <text:list text:style-name="L13">
            <text:list-item>
              <text:p text:style-name="P38">Servicios de red para el usuario</text:p>
            </text:list-item>
            <text:list-item>
              <text:p text:style-name="P38">Protocolos: HTTP, HTTPS, FTP, SMTP, DNS, SSH</text:p>
            </text:list-item>
          </text:list>
        </text:list-item>
      </text:list>
      <text:p text:style-name="Horizontal_20_Line"/>
      <text:h text:style-name="Heading_20_2" text:outline-level="2"><text:bookmark-start text:name="correspondencia-entre-osi-y-tcpip"/>3. Correspondencia entre OSI y TCP/IP<text:bookmark-end text:name="correspondencia-entre-osi-y-tcpip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Modelo OSI</text:p>
            </table:table-cell>
            <table:table-cell table:style-name="TableHeaderRowCell" office:value-type="string">
              <text:p text:style-name="Table_20_Heading">Modelo TCP/IP</text:p>
            </table:table-cell>
          </table:table-row>
        </table:table-header-rows>
        <table:table-row>
          <table:table-cell table:style-name="TableRowCell" office:value-type="string">
            <text:p text:style-name="Table_20_Contents">Aplicación</text:p>
          </table:table-cell>
          <table:table-cell table:style-name="TableRowCell" office:value-type="string">
            <text:p text:style-name="Table_20_Contents">Aplicación</text:p>
          </table:table-cell>
        </table:table-row>
        <table:table-row>
          <table:table-cell table:style-name="TableRowCell" office:value-type="string">
            <text:p text:style-name="Table_20_Contents">Presentación</text:p>
          </table:table-cell>
          <table:table-cell table:style-name="TableRowCell" office:value-type="string">
            <text:p text:style-name="Table_20_Contents">Aplicación</text:p>
          </table:table-cell>
        </table:table-row>
        <table:table-row>
          <table:table-cell table:style-name="TableRowCell" office:value-type="string">
            <text:p text:style-name="Table_20_Contents">Sesión</text:p>
          </table:table-cell>
          <table:table-cell table:style-name="TableRowCell" office:value-type="string">
            <text:p text:style-name="Table_20_Contents">Aplicación</text:p>
          </table:table-cell>
        </table:table-row>
        <table:table-row>
          <table:table-cell table:style-name="TableRowCell" office:value-type="string">
            <text:p text:style-name="Table_20_Contents">Transporte</text:p>
          </table:table-cell>
          <table:table-cell table:style-name="TableRowCell" office:value-type="string">
            <text:p text:style-name="Table_20_Contents">Transporte</text:p>
          </table:table-cell>
        </table:table-row>
        <table:table-row>
          <table:table-cell table:style-name="TableRowCell" office:value-type="string">
            <text:p text:style-name="Table_20_Contents">Red</text:p>
          </table:table-cell>
          <table:table-cell table:style-name="TableRowCell" office:value-type="string">
            <text:p text:style-name="Table_20_Contents">Internet</text:p>
          </table:table-cell>
        </table:table-row>
        <table:table-row>
          <table:table-cell table:style-name="TableRowCell" office:value-type="string">
            <text:p text:style-name="Table_20_Contents">Enlace de datos</text:p>
          </table:table-cell>
          <table:table-cell table:style-name="TableRowCell" office:value-type="string">
            <text:p text:style-name="Table_20_Contents">Acceso a red</text:p>
          </table:table-cell>
        </table:table-row>
        <table:table-row>
          <table:table-cell table:style-name="TableRowCell" office:value-type="string">
            <text:p text:style-name="Table_20_Contents">Física</text:p>
          </table:table-cell>
          <table:table-cell table:style-name="TableRowCell" office:value-type="string">
            <text:p text:style-name="Table_20_Contents">Acceso a red</text:p>
          </table:table-cell>
        </table:table-row>
      </table:table>
      <text:p text:style-name="Horizontal_20_Line"/>
      <text:h text:style-name="Heading_20_2" text:outline-level="2"><text:bookmark-start text:name="protocolos-principales-de-tcpip"/>4. Protocolos principales de TCP/IP<text:bookmark-end text:name="protocolos-principales-de-tcpip"/></text:h>
      <text:h text:style-name="Heading_20_3" text:outline-level="3"><text:bookmark-start text:name="protocolo-ip"/>Protocolo IP<text:bookmark-end text:name="protocolo-ip"/></text:h>
      <text:list text:style-name="L14">
        <text:list-item>
          <text:p text:style-name="P39">Capa: Internet</text:p>
        </text:list-item>
        <text:list-item>
          <text:p text:style-name="P39">Función: direccionamiento y enrutamiento</text:p>
        </text:list-item>
        <text:list-item>
          <text:p text:style-name="P39">Versiones: IPv4 e IPv6</text:p>
        </text:list-item>
        <text:list-item>
          <text:p text:style-name="P39">No garantiza la entrega de paquetes</text:p>
        </text:list-item>
      </text:list>
      <text:h text:style-name="Heading_20_3" text:outline-level="3"><text:bookmark-start text:name="protocolo-tcp"/>Protocolo TCP<text:bookmark-end text:name="protocolo-tcp"/></text:h>
      <text:list text:style-name="L15">
        <text:list-item>
          <text:p text:style-name="P40">Capa: Transporte</text:p>
        </text:list-item>
        <text:list-item>
          <text:p text:style-name="P40">Orientado a conexión</text:p>
        </text:list-item>
        <text:list-item>
          <text:p text:style-name="P40">Fiable: control de errores y retransmisión</text:p>
        </text:list-item>
        <text:list-item>
          <text:p text:style-name="P40">Usado en: web, correo electrónico</text:p>
        </text:list-item>
      </text:list>
      <text:h text:style-name="Heading_20_3" text:outline-level="3"><text:bookmark-start text:name="protocolo-udp"/>Protocolo UDP<text:bookmark-end text:name="protocolo-udp"/></text:h>
      <text:list text:style-name="L16">
        <text:list-item>
          <text:p text:style-name="P41">Capa: Transporte</text:p>
        </text:list-item>
        <text:list-item>
          <text:p text:style-name="P41">No orientado a conexión</text:p>
        </text:list-item>
        <text:list-item>
          <text:p text:style-name="P41">Más rápido, menos fiable</text:p>
        </text:list-item>
        <text:list-item>
          <text:p text:style-name="P41">Usado en: streaming, DNS, VoIP</text:p>
        </text:list-item>
      </text:list>
      <text:h text:style-name="Heading_20_3" text:outline-level="3"><text:bookmark-start text:name="otros-protocolos-importantes"/>Otros protocolos importantes<text:bookmark-end text:name="otros-protocolos-importantes"/></text:h>
      <text:list text:style-name="L17">
        <text:list-item>
          <text:p text:style-name="P42"><text:span text:style-name="T1">ICMP</text:span>: mensajes de error y control (ping)</text:p>
        </text:list-item>
        <text:list-item>
          <text:p text:style-name="P42"><text:span text:style-name="T1">ARP</text:span>: resolución de direcciones IP a MAC</text:p>
        </text:list-item>
        <text:list-item>
          <text:p text:style-name="P42"><text:span text:style-name="T1">HTTP / HTTPS</text:span>: servicios web</text:p>
        </text:list-item>
        <text:list-item>
          <text:p text:style-name="P42"><text:span text:style-name="T1">FTP</text:span>: transferencia de archivos</text:p>
        </text:list-item>
        <text:list-item>
          <text:p text:style-name="P42"><text:span text:style-name="T1">SMTP / POP3 / IMAP</text:span>: correo electrónico</text:p>
        </text:list-item>
        <text:list-item>
          <text:p text:style-name="P42"><text:span text:style-name="T1">DNS</text:span>: resolución de nombres de dominio</text:p>
        </text:list-item>
      </text:list>
      <text:p text:style-name="Horizontal_20_Line"/>
      <text:h text:style-name="Heading_20_2" text:outline-level="2"><text:bookmark-start text:name="diferencias-entre-osi-y-tcpip"/>5. Diferencias entre OSI y TCP/IP<text:bookmark-end text:name="diferencias-entre-osi-y-tcpip"/></text:h>
      <text:list text:style-name="L18">
        <text:list-item>
          <text:p text:style-name="P43"><text:span text:style-name="T1">Modelo OSI</text:span></text:p>
          <text:list text:style-name="L19">
            <text:list-item>
              <text:p text:style-name="P44">Teórico</text:p>
            </text:list-item>
            <text:list-item>
              <text:p text:style-name="P44">7 capas</text:p>
            </text:list-item>
            <text:list-item>
              <text:p text:style-name="P44">Enfoque didáctico</text:p>
            </text:list-item>
          </text:list>
        </text:list-item>
        <text:list-item>
          <text:p text:style-name="P43"><text:span text:style-name="T1">Modelo TCP/IP</text:span></text:p>
          <text:list text:style-name="L20">
            <text:list-item>
              <text:p text:style-name="P45">Práctico</text:p>
            </text:list-item>
            <text:list-item>
              <text:p text:style-name="P45">4 capas</text:p>
            </text:list-item>
            <text:list-item>
              <text:p text:style-name="P45">Base de Internet</text:p>
            </text:list-item>
          </text:list>
        </text:list-item>
      </text:list>
      <text:h text:style-name="Heading_20_1" text:outline-level="1"><text:bookmark-start text:name="internet-arquitectura-de-red.-origen-evolución-y-estado-actual.-principales-servicios.-protocolos-http-https-y-ssltls."/>8. Internet: arquitectura de red. Origen, evolución y estado actual. Principales servicios. Protocolos HTTP, HTTPS y SSL/TLS.<text:bookmark-end text:name="internet-arquitectura-de-red.-origen-evolución-y-estado-actual.-principales-servicios.-protocolos-http-https-y-ssltls.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<text:span text:style-name="T1">Puerto</text:span></text:p>
            </table:table-cell>
            <table:table-cell table:style-name="TableHeaderRowCell" office:value-type="string">
              <text:p text:style-name="Table_20_Heading"><text:span text:style-name="T1">Protocolo</text:span></text:p>
            </table:table-cell>
            <table:table-cell table:style-name="TableHeaderRowCell" office:value-type="string">
              <text:p text:style-name="Table_20_Heading"><text:span text:style-name="T1">Función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80</text:p>
          </table:table-cell>
          <table:table-cell table:style-name="TableRowCell" office:value-type="string">
            <text:p text:style-name="Table_20_Contents">HTTP</text:p>
          </table:table-cell>
          <table:table-cell table:style-name="TableRowCell" office:value-type="string">
            <text:p text:style-name="Table_20_Contents">Navegación web sin cifrado.</text:p>
          </table:table-cell>
        </table:table-row>
        <table:table-row>
          <table:table-cell table:style-name="TableRowCell" office:value-type="string">
            <text:p text:style-name="Table_20_Contents">443</text:p>
          </table:table-cell>
          <table:table-cell table:style-name="TableRowCell" office:value-type="string">
            <text:p text:style-name="Table_20_Contents">HTTPS</text:p>
          </table:table-cell>
          <table:table-cell table:style-name="TableRowCell" office:value-type="string">
            <text:p text:style-name="Table_20_Contents">Navegación web cifrada.</text:p>
          </table:table-cell>
        </table:table-row>
        <table:table-row>
          <table:table-cell table:style-name="TableRowCell" office:value-type="string">
            <text:p text:style-name="Table_20_Contents">8080</text:p>
          </table:table-cell>
          <table:table-cell table:style-name="TableRowCell" office:value-type="string">
            <text:p text:style-name="Table_20_Contents">HTTP alternativo</text:p>
          </table:table-cell>
          <table:table-cell table:style-name="TableRowCell" office:value-type="string">
            <text:p text:style-name="Table_20_Contents">Proxies, servidores web secundarios.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ae32" officeooo:paragraph-rsid="001aae3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bloque4</dc:title>
    <dc:description/>
    <dc:subject/>
    <meta:keyword/>
    <meta:initial-creator/>
    <dc:creator/>
    <meta:creation-date>2026-02-08T11:24:10Z</meta:creation-date>
    <dc:date>2026-02-08T11:24:10Z</dc:date>
  </office:meta>
</office:document-meta>
</file>